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09in"/>
    </style:style>
    <style:style style:name="co2" style:family="table-column">
      <style:table-column-properties fo:break-before="auto" style:column-width="0.945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307in"/>
    </style:style>
    <style:style style:name="co5" style:family="table-column">
      <style:table-column-properties fo:break-before="auto" style:column-width="1.2965in"/>
    </style:style>
    <style:style style:name="co6" style:family="table-column">
      <style:table-column-properties fo:break-before="auto" style:column-width="0.3673in"/>
    </style:style>
    <style:style style:name="co7" style:family="table-column">
      <style:table-column-properties fo:break-before="auto" style:column-width="1.3756in"/>
    </style:style>
    <style:style style:name="co8" style:family="table-column">
      <style:table-column-properties fo:break-before="auto" style:column-width="1.2465in"/>
    </style:style>
    <style:style style:name="co9" style:family="table-column">
      <style:table-column-properties fo:break-before="auto" style:column-width="1.2575in"/>
    </style:style>
    <style:style style:name="co10" style:family="table-column">
      <style:table-column-properties fo:break-before="auto" style:column-width="3.1098in"/>
    </style:style>
    <style:style style:name="co11" style:family="table-column">
      <style:table-column-properties fo:break-before="auto" style:column-width="2.1543in"/>
    </style:style>
    <style:style style:name="co12" style:family="table-column">
      <style:table-column-properties fo:break-before="auto" style:column-width="2.8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29"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 style:data-style-name="N2">
      <style:text-properties fo:font-weight="normal" style:font-weight-asian="normal" style:font-weight-complex="normal"/>
    </style:style>
    <style:style style:name="ce18" style:family="table-cell" style:parent-style-name="Default" style:data-style-name="N2"/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29"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2">
      <style:text-properties fo:font-weight="normal" style:font-weight-asian="normal" style:font-weight-complex="normal"/>
    </style:style>
    <style:style style:name="ce12" style:family="table-cell" style:parent-style-name="Default" style:data-style-name="N2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other data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8" office:value-type="string" calcext:value-type="string">
            <text:p>Drops per mL - plastic pipettes, wa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ements</text:p>
          </table:table-cell>
          <table:table-cell table:style-name="Default" office:value-type="string" calcext:value-type="string">
            <text:p>Mean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95% confidence</text:p>
          </table:table-cell>
          <table:table-cell office:value-type="string" calcext:value-type="string">
            <text:p>t-dist. critical value</text:p>
          </table:table-cell>
          <table:table-cell table:number-columns-repeated="3"/>
        </table:table-row>
        <table:table-row table:style-name="ro1">
          <table:table-cell table:style-name="ce9" office:value-type="float" office:value="28.5" calcext:value-type="float">
            <text:p>28.5</text:p>
          </table:table-cell>
          <table:table-cell table:style-name="ce11" table:formula="of:=AVERAGE([.A3:.A22])" office:value-type="float" office:value="28.435" calcext:value-type="float">
            <text:p>28.44</text:p>
          </table:table-cell>
          <table:table-cell table:style-name="ce11" table:formula="of:=STDEV([.A3:.A22])" office:value-type="float" office:value="1.0469378908839" calcext:value-type="float">
            <text:p>1.05</text:p>
          </table:table-cell>
          <table:table-cell table:style-name="ce12" table:formula="of:=[.E3]*[.C3]/SQRT(20)" office:value-type="float" office:value="0.489976384365131" calcext:value-type="float">
            <text:p>0.49</text:p>
          </table:table-cell>
          <table:table-cell table:style-name="ce13" office:value-type="float" office:value="2.093" calcext:value-type="float">
            <text:p>2.093</text:p>
          </table:table-cell>
          <table:table-cell table:number-columns-repeated="3"/>
        </table:table-row>
        <table:table-row table:style-name="ro1">
          <table:table-cell table:style-name="ce9" office:value-type="float" office:value="27" calcext:value-type="float">
            <text:p>27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7.3" calcext:value-type="float">
            <text:p>27.3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7" calcext:value-type="float">
            <text:p>27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7.5" calcext:value-type="float">
            <text:p>27.5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30.7" calcext:value-type="float">
            <text:p>30.7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9.2" calcext:value-type="float">
            <text:p>29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9.2" calcext:value-type="float">
            <text:p>29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30.2" calcext:value-type="float">
            <text:p>30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9" calcext:value-type="float">
            <text:p>29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8.8" calcext:value-type="float">
            <text:p>28.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9.2" calcext:value-type="float">
            <text:p>29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8.8" calcext:value-type="float">
            <text:p>28.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8.3" calcext:value-type="float">
            <text:p>28.3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8.8" calcext:value-type="float">
            <text:p>28.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7.2" calcext:value-type="float">
            <text:p>27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9" calcext:value-type="float">
            <text:p>29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7.6" calcext:value-type="float">
            <text:p>27.6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8" calcext:value-type="float">
            <text:p>28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7.4" calcext:value-type="float">
            <text:p>27.4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table:style-name="ce10"/>
        </table:table-row>
        <table:table-row table:style-name="ro1" table:number-rows-repeated="104855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chedule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6" table:default-cell-style-name="Default"/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Garcinia cambogia</text:p>
          </table:table-cell>
          <table:table-cell table:style-name="ce8" office:value-type="string" calcext:value-type="string">
            <text:p>Alpha lipoic acid</text:p>
          </table:table-cell>
          <table:table-cell table:style-name="ce8" office:value-type="string" calcext:value-type="string">
            <text:p>Annona muricata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Planning Notes</text:p>
          </table:table-cell>
          <table:table-cell table:style-name="ce8" office:value-type="string" calcext:value-type="string">
            <text:p>Observations</text:p>
          </table:table-cell>
          <table:table-cell table:style-name="ce8" office:value-type="string" calcext:value-type="string">
            <text:p>Other notes</text:p>
          </table:table-cell>
          <table:table-cell table:style-name="ce8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 mg</text:p>
          </table:table-cell>
          <table:table-cell table:number-columns-repeated="2" office:value-type="string" calcext:value-type="string">
            <text:p>0 mg</text:p>
          </table:table-cell>
          <table:table-cell office:value-type="date" office:date-value="2024-02-29" calcext:value-type="date">
            <text:p>2024-02-29</text:p>
          </table:table-cell>
          <table:table-cell/>
          <table:table-cell office:value-type="string" calcext:value-type="string">
            <text:p>Measuring was a pain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 mg</text:p>
          </table:table-cell>
          <table:table-cell table:number-columns-repeated="2" office:value-type="string" calcext:value-type="string">
            <text:p>0 mg</text:p>
          </table:table-cell>
          <table:table-cell office:value-type="date" office:date-value="2024-03-01" calcext:value-type="date">
            <text:p>2024-03-01</text:p>
          </table:table-cell>
          <table:table-cell table:style-name="ce2" office:value-type="string" calcext:value-type="string">
            <text:p>Blood test; get steroids; dose after</text:p>
          </table:table-cell>
          <table:table-cell/>
          <table:table-cell office:value-type="string" calcext:value-type="string">
            <text:p>Found cat Garcinia paper; aligned final do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 mg</text:p>
          </table:table-cell>
          <table:table-cell table:number-columns-repeated="2" office:value-type="string" calcext:value-type="string">
            <text:p>0 mg</text:p>
          </table:table-cell>
          <table:table-cell office:value-type="date" office:date-value="2024-03-02" calcext:value-type="date">
            <text:p>2024-03-02</text:p>
          </table:table-cell>
          <table:table-cell table:number-columns-repeated="2"/>
          <table:table-cell office:value-type="string" calcext:value-type="string">
            <text:p>Recalculated ALA from notes; 6x final do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0 mg</text:p>
          </table:table-cell>
          <table:table-cell office:value-type="string" calcext:value-type="string">
            <text:p>0 mg</text:p>
          </table:table-cell>
          <table:table-cell office:value-type="string" calcext:value-type="string">
            <text:p>1 mg</text:p>
          </table:table-cell>
          <table:table-cell office:value-type="date" office:date-value="2024-03-03" calcext:value-type="date">
            <text:p>2024-03-03</text:p>
          </table:table-cell>
          <table:table-cell office:value-type="string" calcext:value-type="string">
            <text:p>ALA delayed due to lack of solvent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0 mg</text:p>
          </table:table-cell>
          <table:table-cell office:value-type="string" calcext:value-type="string">
            <text:p>6 mg</text:p>
          </table:table-cell>
          <table:table-cell office:value-type="string" calcext:value-type="string">
            <text:p>1 mg</text:p>
          </table:table-cell>
          <table:table-cell office:value-type="date" office:date-value="2024-03-04" calcext:value-type="date">
            <text:p>2024-03-0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0 mg</text:p>
          </table:table-cell>
          <table:table-cell office:value-type="string" calcext:value-type="string">
            <text:p>6 mg</text:p>
          </table:table-cell>
          <table:table-cell office:value-type="string" calcext:value-type="string">
            <text:p>1 mg</text:p>
          </table:table-cell>
          <table:table-cell office:value-type="date" office:date-value="2024-03-05" calcext:value-type="date">
            <text:p>2024-03-0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6 mg</text:p>
          </table:table-cell>
          <table:table-cell office:value-type="string" calcext:value-type="string">
            <text:p>2 mg</text:p>
          </table:table-cell>
          <table:table-cell office:value-type="date" office:date-value="2024-03-06" calcext:value-type="date">
            <text:p>2024-03-0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2 mg</text:p>
          </table:table-cell>
          <table:table-cell office:value-type="date" office:date-value="2024-03-07" calcext:value-type="date">
            <text:p>2024-03-07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2 mg</text:p>
          </table:table-cell>
          <table:table-cell office:value-type="date" office:date-value="2024-03-08" calcext:value-type="date">
            <text:p>2024-03-08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4 mg</text:p>
          </table:table-cell>
          <table:table-cell office:value-type="date" office:date-value="2024-03-09" calcext:value-type="date">
            <text:p>2024-03-09</text:p>
          </table:table-cell>
          <table:table-cell office:value-type="string" calcext:value-type="string">
            <text:p>Delay dose increase for Monday test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4 mg</text:p>
          </table:table-cell>
          <table:table-cell office:value-type="date" office:date-value="2024-03-10" calcext:value-type="date">
            <text:p>2024-03-1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2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4 mg</text:p>
          </table:table-cell>
          <table:table-cell office:value-type="date" office:date-value="2024-03-11" calcext:value-type="date">
            <text:p>2024-03-11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2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 office:value-type="date" office:date-value="2024-03-12" calcext:value-type="date">
            <text:p>2024-03-1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 office:value-type="date" office:date-value="2024-03-13" calcext:value-type="date">
            <text:p>2024-03-13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 office:value-type="date" office:date-value="2024-03-14" calcext:value-type="date">
            <text:p>2024-03-14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 office:value-type="date" office:date-value="2024-03-15" calcext:value-type="date">
            <text:p>2024-03-1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8 mg</text:p>
          </table:table-cell>
          <table:table-cell office:value-type="date" office:date-value="2024-03-16" calcext:value-type="date">
            <text:p>2024-03-16</text:p>
          </table:table-cell>
          <table:table-cell office:value-type="string" calcext:value-type="string">
            <text:p>Delay for Monday test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8 mg</text:p>
          </table:table-cell>
          <table:table-cell office:value-type="date" office:date-value="2024-03-17" calcext:value-type="date">
            <text:p>2024-03-17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18" calcext:value-type="date">
            <text:p>2024-03-18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19" calcext:value-type="date">
            <text:p>2024-03-19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0" calcext:value-type="date">
            <text:p>2024-03-20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1" calcext:value-type="date">
            <text:p>2024-03-21</text:p>
          </table:table-cell>
          <table:table-cell office:value-type="string" calcext:value-type="string">
            <text:p>Blood test + apoptosis marker test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2" calcext:value-type="date">
            <text:p>2024-03-2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3" calcext:value-type="date">
            <text:p>2024-03-23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4" calcext:value-type="date">
            <text:p>2024-03-24</text:p>
          </table:table-cell>
          <table:table-cell office:value-type="string" calcext:value-type="string">
            <text:p>If no toxicity and no progress, increase graviola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5" calcext:value-type="date">
            <text:p>2024-03-25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6" calcext:value-type="date">
            <text:p>2024-03-2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7" calcext:value-type="date">
            <text:p>2024-03-27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8" calcext:value-type="date">
            <text:p>2024-03-28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9" calcext:value-type="date">
            <text:p>2024-03-29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30" calcext:value-type="date">
            <text:p>2024-03-30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31" calcext:value-type="date">
            <text:p>2024-03-31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1" calcext:value-type="date">
            <text:p>2024-04-0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2" calcext:value-type="date">
            <text:p>2024-04-02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3" calcext:value-type="date">
            <text:p>2024-04-03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4" calcext:value-type="date">
            <text:p>2024-04-04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5" calcext:value-type="date">
            <text:p>2024-04-05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6" calcext:value-type="date">
            <text:p>2024-04-0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7" calcext:value-type="date">
            <text:p>2024-04-07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8" calcext:value-type="date">
            <text:p>2024-04-08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9" calcext:value-type="date">
            <text:p>2024-04-09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0" calcext:value-type="date">
            <text:p>2024-04-10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1" calcext:value-type="date">
            <text:p>2024-04-1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2" calcext:value-type="date">
            <text:p>2024-04-12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3" calcext:value-type="date">
            <text:p>2024-04-13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4" calcext:value-type="date">
            <text:p>2024-04-14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5" calcext:value-type="date">
            <text:p>2024-04-15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6" calcext:value-type="date">
            <text:p>2024-04-16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7" calcext:value-type="date">
            <text:p>2024-04-17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8" calcext:value-type="date">
            <text:p>2024-04-1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9" calcext:value-type="date">
            <text:p>2024-04-19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0" calcext:value-type="date">
            <text:p>2024-04-2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1" calcext:value-type="date">
            <text:p>2024-04-21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2" calcext:value-type="date">
            <text:p>2024-04-22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3" calcext:value-type="date">
            <text:p>2024-04-23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4" calcext:value-type="date">
            <text:p>2024-04-24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5" calcext:value-type="date">
            <text:p>2024-04-25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6" calcext:value-type="date">
            <text:p>2024-04-26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7" calcext:value-type="date">
            <text:p>2024-04-27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8" calcext:value-type="date">
            <text:p>2024-04-28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9" calcext:value-type="date">
            <text:p>2024-04-29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30" calcext:value-type="date">
            <text:p>2024-04-30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1" calcext:value-type="date">
            <text:p>2024-05-01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2" calcext:value-type="date">
            <text:p>2024-05-02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3" calcext:value-type="date">
            <text:p>2024-05-03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4" calcext:value-type="date">
            <text:p>2024-05-04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5" calcext:value-type="date">
            <text:p>2024-05-05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6" calcext:value-type="date">
            <text:p>2024-05-06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7" calcext:value-type="date">
            <text:p>2024-05-07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8" calcext:value-type="date">
            <text:p>2024-05-08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9" calcext:value-type="date">
            <text:p>2024-05-09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10" calcext:value-type="date">
            <text:p>2024-05-1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7">
      <number:number number:decimal-places="13" number:min-decimal-places="13" number:min-integer-digits="1"/>
    </number:number-style>
    <number:number-style style:name="N128">
      <number:number number:decimal-places="14" number:min-decimal-places="14"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31">
      <number:number number:decimal-places="16" number:min-decimal-places="16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00:18:04.390068778</meta:creation-date>
    <dc:date>2024-03-05T00:18:01.663311574</dc:date>
    <meta:editing-duration>P1DT4H14M18S</meta:editing-duration>
    <meta:editing-cycles>61</meta:editing-cycles>
    <meta:generator>LibreOffice/7.3.7.2$Linux_X86_64 LibreOffice_project/30$Build-2</meta:generator>
    <meta:document-statistic meta:table-count="2" meta:cell-count="411" meta:object-count="0"/>
  </office:meta>
</office:document-meta>
</file>